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nsolas" svg:font-family="Consolas" style:font-family-generic="modern"/>
    <style:font-face style:name="Tahoma" svg:font-family="Tahoma"/>
    <style:font-face style:name="inherit" svg:font-family="inherit"/>
    <style:font-face style:name="Courier New" svg:font-family="Courier New" style:font-family-generic="modern"/>
    <style:font-face style:name="MS PGothic" svg:font-family="MS PGothic" style:font-family-generic="modern"/>
    <style:font-face style:name="Andale Sans UI" svg:font-family="Andale Sans UI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6" style:family="paragraph" style:parent-style-name="Standard">
      <style:paragraph-properties text:number-lines="true"/>
    </style:style>
    <style:style style:name="P17" style:family="paragraph" style:parent-style-name="Preformatted_20_Text">
      <style:paragraph-properties fo:margin-bottom="0.499cm"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fo:background-color="#2b2b2b"/>
    </style:style>
    <style:style style:name="P18" style:family="paragraph" style:parent-style-name="Preformatted_20_Text">
      <style:paragraph-properties fo:margin-bottom="0.499cm"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fo:color="#a9b7c6" fo:background-color="#2b2b2b"/>
    </style:style>
    <style:style style:name="P19" style:family="paragraph" style:parent-style-name="Preformatted_20_Text">
      <style:paragraph-properties fo:margin-bottom="0.499cm"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style:font-name="Consolas" fo:color="#a9b7c6" fo:background-color="#2b2b2b"/>
    </style:style>
    <style:style style:name="P20" style:family="paragraph" style:parent-style-name="Preformatted_20_Text">
      <style:paragraph-properties fo:margin-bottom="0.499cm"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style:font-name="Consolas" fo:color="#808080" fo:background-color="#2b2b2b"/>
    </style:style>
    <style:style style:name="P21" style:family="paragraph" style:parent-style-name="Preformatted_20_Text">
      <style:paragraph-properties fo:margin-bottom="0.499cm" text:number-lines="true"/>
    </style:style>
    <style:style style:name="P22" style:family="paragraph" style:parent-style-name="Preformatted_20_Text">
      <style:paragraph-properties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fo:color="#a9b7c6" fo:background-color="#2b2b2b"/>
    </style:style>
    <style:style style:name="P23" style:family="paragraph" style:parent-style-name="Preformatted_20_Text">
      <style:paragraph-properties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style:font-name="Consolas" fo:color="#a9b7c6" fo:background-color="#2b2b2b"/>
    </style:style>
    <style:style style:name="P24" style:family="paragraph" style:parent-style-name="Preformatted_20_Text">
      <style:paragraph-properties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fo:color="#cc7832" fo:background-color="#2b2b2b"/>
    </style:style>
    <style:style style:name="P25" style:family="paragraph" style:parent-style-name="Preformatted_20_Text">
      <style:paragraph-properties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style:font-name="Consolas" fo:color="#cc7832" fo:background-color="#2b2b2b"/>
    </style:style>
    <style:style style:name="P26" style:family="paragraph" style:parent-style-name="Preformatted_20_Text">
      <style:paragraph-properties fo:background-color="#2b2b2b" fo:padding-left="0.106cm" fo:padding-right="0.106cm" fo:padding-top="0.106cm" fo:padding-bottom="0.106cm" fo:border-left="none" fo:border-right="none" fo:border-top="none" fo:border-bottom="none" text:number-lines="true"/>
      <style:text-properties style:font-name="Consolas" fo:color="#bbb529" fo:background-color="#2b2b2b"/>
    </style:style>
    <style:style style:name="P27" style:family="paragraph" style:parent-style-name="Preformatted_20_Text">
      <style:paragraph-properties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</style:style>
    <style:style style:name="T4" style:family="text">
      <style:text-properties style:font-name="Times New Roman" fo:font-size="12pt" fo:font-weight="normal" fo:font-style="normal" fo:language="none" fo:country="none" style:font-name-asian="Andale Sans UI" style:font-size-asian="12pt" style:font-weight-asian="normal" style:font-style-asian="normal" style:language-asian="none" style:country-asian="none" style:font-name-complex="Tahoma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Courier New" fo:font-size="10pt" fo:font-weight="normal" fo:font-style="normal" fo:language="none" fo:country="none" style:font-name-asian="MS PGothic" style:font-size-asian="10pt" style:font-weight-asian="normal" style:font-style-asian="normal" style:language-asian="none" style:country-asian="none" style:font-name-complex="Courier New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Courier New" fo:font-size="10pt" fo:font-weight="normal" fo:font-style="normal" fo:language="none" fo:country="none" style:font-name-asian="MS PGothic" style:font-size-asian="10pt" style:font-weight-asian="normal" style:font-style-asian="normal" style:language-asian="none" style:country-asian="none" style:font-name-complex="Courier New" style:font-size-complex="10pt" style:font-weight-complex="normal" style:font-style-complex="normal" style:language-complex="none" style:country-complex="none" fo:font-variant="normal" fo:text-transform="none" style:use-window-font-color="true" fo:background-color="#2b2b2b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fo:color="#a9b7c6"/>
    </style:style>
    <style:style style:name="T11" style:family="text">
      <style:text-properties style:font-name="Consolas" fo:font-size="10pt" fo:font-weight="normal" fo:font-style="normal" fo:language="none" fo:country="none" style:font-name-asian="MS PGothic" style:font-size-asian="10pt" style:font-weight-asian="normal" style:font-style-asian="normal" style:language-asian="none" style:country-asian="none" style:font-name-complex="Courier New" style:font-size-complex="10pt" style:font-weight-complex="normal" style:font-style-complex="normal" style:language-complex="none" style:country-complex="none" fo:font-variant="normal" fo:text-transform="none" fo:color="#a9b7c6" fo:background-color="#2b2b2b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Consolas" fo:font-size="10pt" fo:font-weight="normal" fo:font-style="normal" fo:language="none" fo:country="none" style:font-name-asian="MS PGothic" style:font-size-asian="10pt" style:font-weight-asian="normal" style:font-style-asian="normal" style:language-asian="none" style:country-asian="none" style:font-name-complex="Courier New" style:font-size-complex="10pt" style:font-weight-complex="normal" style:font-style-complex="normal" style:language-complex="none" style:country-complex="none" fo:font-variant="normal" fo:text-transform="none" fo:color="#808080" fo:background-color="#2b2b2b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fo:color="#cc7832"/>
    </style:style>
    <style:style style:name="T14" style:family="text">
      <style:text-properties style:font-name="Consolas" fo:color="#cc7832"/>
    </style:style>
    <style:style style:name="T15" style:family="text">
      <style:text-properties style:font-name="Consolas" fo:font-size="10pt" fo:font-weight="normal" fo:font-style="normal" fo:language="none" fo:country="none" style:font-name-asian="MS PGothic" style:font-size-asian="10pt" style:font-weight-asian="normal" style:font-style-asian="normal" style:language-asian="none" style:country-asian="none" style:font-name-complex="Courier New" style:font-size-complex="10pt" style:font-weight-complex="normal" style:font-style-complex="normal" style:language-complex="none" style:country-complex="none" fo:font-variant="normal" fo:text-transform="none" fo:color="#bbb529" fo:background-color="#2b2b2b" style:text-position="0%% 100%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Consolas" fo:font-style="italic"/>
    </style:style>
    <style:style style:name="T17" style:family="text">
      <style:text-properties style:font-name="Consolas" fo:color="#b389c5"/>
    </style:style>
    <style:style style:name="T18" style:family="text">
      <style:text-properties style:font-name="Consolas" fo:color="#6a8759"/>
    </style:style>
    <style:style style:name="T19" style:family="text">
      <style:text-properties style:font-name="Consolas" fo:font-style="italic" fo:color="#9876aa"/>
    </style:style>
    <style:style style:name="T20" style:family="text">
      <style:text-properties style:font-name="Consolas" fo:color="#ffc66d"/>
    </style:style>
    <style:style style:name="T21" style:family="text">
      <style:text-properties style:font-name="Consolas" fo:font-style="italic" fo:color="#cc7832"/>
    </style:style>
    <style:style style:name="T22" style:family="text">
      <style:text-properties style:font-name="Consolas" fo:font-style="italic" fo:color="#9876aa"/>
    </style:style>
    <style:style style:name="T23" style:family="text">
      <style:text-properties style:font-name="Consolas" fo:font-style="italic" fo:color="#bababa"/>
    </style:style>
    <style:style style:name="T24" style:family="text">
      <style:text-properties style:font-name="Consolas" fo:font-style="italic" fo:color="#6a8759"/>
    </style:style>
    <style:style style:name="T25" style:family="text">
      <style:text-properties style:font-name="Consolas" fo:font-style="italic" fo:color="#9876aa"/>
    </style:style>
    <style:style style:name="T26" style:family="text">
      <style:text-properties style:font-name="Consolas" fo:color="#9876aa"/>
    </style:style>
    <style:style style:name="T27" style:family="text">
      <style:text-properties fo:color="#bbb529"/>
    </style:style>
    <style:style style:name="T28" style:family="text">
      <style:text-properties fo:color="#808080"/>
    </style:style>
    <style:style style:name="T29" style:family="text">
      <style:text-properties style:font-name="Consolas" fo:color="#6897bb"/>
    </style:style>
    <style:style style:name="T30" style:family="text">
      <style:text-properties fo:color="#242729"/>
    </style:style>
    <style:style style:name="T31" style:family="text">
      <style:text-properties style:font-name="inherit" fo:font-size="9.8pt" fo:color="#2b91af"/>
    </style:style>
    <style:style style:name="T32" style:family="text">
      <style:text-properties style:font-name="Consolas" fo:font-size="9.8pt" fo:color="#242729"/>
    </style:style>
    <style:style style:name="T33" style:family="text">
      <style:text-properties style:font-name="inherit" fo:font-size="9.8pt" fo:color="#242729"/>
    </style:style>
    <style:style style:name="T34" style:family="text">
      <style:text-properties style:font-name="inherit" fo:font-size="9.8pt" fo:color="#2b91af"/>
    </style:style>
    <style:style style:name="T35" style:family="text">
      <style:text-properties style:font-name="inherit" fo:font-size="9.8pt" fo:color="#242729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6"><text:span text:style-name="T4">CARPETAS DE ARCHIVOS DEL DISPOSITIVO</text:span></text:p>
        <text:p text:style-name="P6"><text:span text:style-name="T4">View -&gt;ToolsWindow -</text:span><text:span text:style-name="T4">&gt;</text:span><text:span text:style-name="T4">DeviceFileExplorer</text:span></text:p>
        <text:p text:style-name="P6"/>
        <text:p text:style-name="P6"><text:span text:style-name="T4">VER DISPOSITIVO EN WINDOWS</text:span></text:p>
        <text:p text:style-name="P6"><text:span text:style-name="T4">Seleccionar configuracion de USB: RNDIS</text:span></text:p>
        <text:p text:style-name="P6"/>
        <text:p text:style-name="P6"><text:span text:style-name="T4">SNACKBAR</text:span></text:p>
        <text:p text:style-name="P23"><text:span text:style-name="T11">Snackbar.</text:span><text:span text:style-name="T16">make</text:span><text:span text:style-name="T11">(</text:span><text:span text:style-name="T17">v</text:span><text:span text:style-name="T14">, </text:span><text:span text:style-name="T18">"</text:span><text:span text:style-name="T18">La nota se borro</text:span><text:span text:style-name="T18">"</text:span><text:span text:style-name="T14">, </text:span><text:span text:style-name="T11">Snackbar.</text:span><text:span text:style-name="T19">LENGTH_LONG</text:span><text:span text:style-name="T11">)</text:span></text:p>
        <text:p text:style-name="P17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.setAction(</text:span><text:span text:style-name="T18">"</text:span><text:span text:style-name="T18">Action</text:span><text:span text:style-name="T18">"</text:span><text:span text:style-name="T14">, null</text:span><text:span text:style-name="T11">).show()</text:span><text:span text:style-name="T14">;</text:span></text:p>
        <text:p text:style-name="P6"><text:span text:style-name="T4">TOAST</text:span></text:p>
        <text:p text:style-name="P23"><text:span text:style-name="T11">Toast.</text:span><text:span text:style-name="T16">makeText</text:span><text:span text:style-name="T11">(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getContext().getApplicationContext()</text:span><text:span text:style-name="T14">,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errorString</text:span><text:span text:style-name="T14">,</text:span></text:p>
        <text:p text:style-name="P18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Toast.</text:span><text:span text:style-name="T19">LENGTH_LONG</text:span><text:span text:style-name="T11">).show()</text:span><text:span text:style-name="T14">;</text:span></text:p>
        <text:p text:style-name="P6"><text:span text:style-name="T4">OCULTAR TECLADO</text:span></text:p>
        <text:p text:style-name="P19"><text:span text:style-name="T11">KeyboardUtil.</text:span><text:span text:style-name="T16">hideSoftKeyboard</text:span><text:span text:style-name="T11">(MailAuthenticationActivity.</text:span><text:span text:style-name="T14">this</text:span><text:span text:style-name="T11">)</text:span><text:span text:style-name="T14">;</text:span></text:p>
        <text:p text:style-name="P6"><text:span text:style-name="T4">BARRA ATRAS</text:span></text:p>
        <text:p text:style-name="P20"><text:span text:style-name="T12">getSupportActionBar().setDisplayHomeAsUpEnabled(true);</text:span></text:p>
        <text:p text:style-name="P6"><text:span text:style-name="T4">ACCION DE LA BARRA ATRAS</text:span></text:p>
        <text:p text:style-name="P26"><text:span text:style-name="T15">@Override</text:span></text:p>
        <text:p text:style-name="P23"><text:span text:style-name="T14">public void </text:span><text:span text:style-name="T20">onBackPressed </text:span><text:span text:style-name="T11">(){</text:span></text:p>
        <text:p text:style-name="P22"><text:span text:style-name="T10"> </text:span><text:s text:c="2"/><text:span text:style-name="T10"> </text:span><text:span text:style-name="T12">//Nothing to do</text:span></text:p>
        <text:p text:style-name="P19"><text:span text:style-name="T11">}</text:span></text:p>
        <text:p text:style-name="P6"/>
        <text:p text:style-name="P6"><text:span text:style-name="T4">EJECUTAR CON OTRO NOMBRE LA APLICACION </text:span></text:p>
        <text:p text:style-name="P21"><text:span text:style-name="T21">Si solo es el nombre de encabezado del cliente lo cambiamos en el manifest</text:span></text:p>
        <text:p text:style-name="P21"><text:span text:style-name="T22">android</text:span><text:span text:style-name="T23">:label</text:span><text:span text:style-name="T24">=</text:span><text:span text:style-name="T24">"</text:span><text:span text:style-name="T24">@string/app_name</text:span><text:span text:style-name="T24">"</text:span></text:p>
        <text:p text:style-name="P21"><text:span text:style-name="T24">Si queremos hacer un cambio mass, como para que nos arranque otra aplicacion distinta, si ya la tenemos de antes , sse creara otra, hacemos:</text:span></text:p>
        <text:p text:style-name="P6"><text:span text:style-name="T4">Cambiamos en google-service.json, en client_info, el </text:span><text:s/><text:span text:style-name="T4">package_name</text:span></text:p>
        <text:p text:style-name="P6"><text:span text:style-name="T4">Cambiamos en java(generated), el BuildConfig.java, el </text:span><text:span text:style-name="T25">APPLICATION_ID</text:span></text:p>
        <text:p text:style-name="P6"><text:span text:style-name="T4">Cambiamos en build-gradle app la aplicacion id</text:span></text:p>
        <text:p text:style-name="P6"/>
        <text:p text:style-name="P6"><text:span text:style-name="T4">Los cambios no afectan para nada a la base de datos, solo al nombre de la aplicacion</text:span></text:p>
        <text:p text:style-name="P6"/>
        <text:p text:style-name="P6"><text:span text:style-name="T4">RECURRIR A DATOS POR TODA LA APLICACION</text:span></text:p>
        <text:p text:style-name="P17"><text:span text:style-name="T14">import static </text:span><text:span text:style-name="T11">utilidades.misnotas.utils.LocalData.</text:span><text:span text:style-name="T19">USER_ID</text:span><text:span text:style-name="T14">;</text:span></text:p>
        <text:p text:style-name="P23"><text:span text:style-name="T11">LocalData </text:span><text:span text:style-name="T26">localData </text:span><text:span text:style-name="T11">= </text:span><text:span text:style-name="T14">new </text:span><text:span text:style-name="T11">LocalData(getApplicationContext())</text:span><text:span text:style-name="T14">;</text:span></text:p>
        <text:p text:style-name="P19"><text:span text:style-name="T26">localData</text:span><text:span text:style-name="T11">.setString(</text:span><text:span text:style-name="T19">USER_ID</text:span><text:span text:style-name="T14">,</text:span><text:span text:style-name="T26">user</text:span><text:span text:style-name="T11">.getUid())</text:span><text:span text:style-name="T14">;</text:span></text:p>
        <text:p text:style-name="P19"><text:span text:style-name="T11">String </text:span><text:span text:style-name="T26">user_id</text:span><text:span text:style-name="T11">= </text:span><text:span text:style-name="T26">localData</text:span><text:span text:style-name="T11">.getString(</text:span><text:span text:style-name="T19">USER_ID</text:span><text:span text:style-name="T11">)</text:span><text:span text:style-name="T14">;</text:span></text:p>
        <text:p text:style-name="P6"/>
        <text:p text:style-name="P23"><text:span text:style-name="T14">public class </text:span><text:span text:style-name="T11">LocalData {</text:span></text:p>
        <text:p text:style-name="P22"><text:span text:style-name="T10"> </text:span><text:s text:c="2"/><text:span text:style-name="T10"> </text:span><text:span text:style-name="T14">public static final </text:span><text:span text:style-name="T11">String </text:span><text:span text:style-name="T19">TEMP_EMAIL_ID </text:span><text:span text:style-name="T11">= </text:span><text:span text:style-name="T18">"</text:span><text:span text:style-name="T18">"</text:span><text:span text:style-name="T14">;</text:span></text:p>
        <text:p text:style-name="P22"><text:span text:style-name="T13"> </text:span><text:s text:c="2"/><text:span text:style-name="T13"> </text:span><text:span text:style-name="T14">public static final </text:span><text:span text:style-name="T11">String </text:span><text:span text:style-name="T19">USER_ID </text:span><text:span text:style-name="T11">= </text:span><text:span text:style-name="T18">"</text:span><text:span text:style-name="T18">"</text:span><text:span text:style-name="T14">;</text:span></text:p>
        <text:p text:style-name="P22"><text:span text:style-name="T13"> </text:span><text:s text:c="2"/><text:span text:style-name="T13"> </text:span><text:span text:style-name="T14">private static final </text:span><text:span text:style-name="T11">String </text:span><text:span text:style-name="T19">APP_SHARED_PREFS </text:span><text:span text:style-name="T11">= </text:span><text:span text:style-name="T18">"</text:span><text:span text:style-name="T18">FireBaseDemoPref</text:span><text:span text:style-name="T18">"</text:span><text:span text:style-name="T14">;</text:span></text:p>
        <text:p text:style-name="P22"><text:span text:style-name="T13"> </text:span><text:s text:c="2"/><text:span text:style-name="T13"> </text:span><text:span text:style-name="T14">private </text:span><text:span text:style-name="T11">SharedPreferences </text:span><text:span text:style-name="T26">appSharedPrefs</text:span><text:span text:style-name="T14">;</text:span></text:p>
        <text:p text:style-name="P22"><text:span text:style-name="T13"> </text:span><text:s text:c="2"/><text:span text:style-name="T13"> </text:span><text:span text:style-name="T14">private </text:span><text:span text:style-name="T11">SharedPreferences.Editor </text:span><text:span text:style-name="T26">prefsEditor</text:span><text:span text:style-name="T14">;</text:span></text:p>
        <text:p text:style-name="P22"><text:span text:style-name="T13"> </text:span><text:s text:c="2"/><text:span text:style-name="T13"> </text:span><text:span text:style-name="T14">public </text:span><text:span text:style-name="T20">LocalData</text:span><text:span text:style-name="T11">(Context context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4">this</text:span><text:span text:style-name="T11">.</text:span><text:span text:style-name="T26">appSharedPrefs </text:span><text:span text:style-name="T11">= context.getSharedPreferences(</text:span><text:span text:style-name="T19">APP_SHARED_PREFS</text:span><text:span text:style-name="T14">, </text:span><text:span text:style-name="T11">Context.</text:span><text:span text:style-name="T19">MODE_PRIVATE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4">this</text:span><text:span text:style-name="T11">.</text:span><text:span text:style-name="T26">prefsEditor </text:span><text:span text:style-name="T11">= </text:span><text:span text:style-name="T26">appSharedPrefs</text:span><text:span text:style-name="T11">.edit(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public </text:span><text:span text:style-name="T11">String </text:span><text:span text:style-name="T20">getString</text:span><text:span text:style-name="T11">(String keyNam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4">return </text:span><text:span text:style-name="T26">appSharedPrefs</text:span><text:span text:style-name="T11">.getString(keyName</text:span><text:span text:style-name="T14">, </text:span><text:span text:style-name="T18">"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public void </text:span><text:span text:style-name="T20">setString</text:span><text:span text:style-name="T11">(String keyName</text:span><text:span text:style-name="T14">, </text:span><text:span text:style-name="T11">String valu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26">prefsEditor</text:span><text:span text:style-name="T11">.putString(keyName</text:span><text:span text:style-name="T14">, </text:span><text:span text:style-name="T11">value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26">prefsEditor</text:span><text:span text:style-name="T11">.commit(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public void </text:span><text:span text:style-name="T20">resetAll</text:span><text:span text:style-name="T11">(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26">prefsEditor</text:span><text:span text:style-name="T11">.clear(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26">prefsEditor</text:span><text:span text:style-name="T11">.commit(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19"><text:span text:style-name="T11">}</text:span></text:p>
        <text:p text:style-name="P25"/>
        <text:p text:style-name="P6"/>
        <text:p text:style-name="P6"/>
        <text:p text:style-name="P6"/>
        <text:p text:style-name="P6"/>
        <text:p text:style-name="P6"><text:span text:style-name="T4">PASAR OBJETOS ENTRE FRAGMENTS</text:span></text:p>
        <text:p text:style-name="P23"><text:span text:style-name="T11">notasLV.setOnItemClickListener(</text:span><text:span text:style-name="T14">new </text:span><text:span text:style-name="T11">AdapterView.OnItemClickListener() {</text:span></text:p>
        <text:p text:style-name="P22"><text:span text:style-name="T10"> </text:span><text:s text:c="2"/><text:span text:style-name="T10"> </text:span><text:span text:style-name="T15">@Override</text:span></text:p>
        <text:p text:style-name="P22"><text:span text:style-name="T27"> </text:span><text:s text:c="2"/><text:span text:style-name="T27"> </text:span><text:span text:style-name="T14">public void </text:span><text:span text:style-name="T20">onItemClick</text:span><text:span text:style-name="T11">(AdapterView</text:span><text:span text:style-name="T11">&lt;</text:span><text:span text:style-name="T11">?</text:span><text:span text:style-name="T11">&gt;</text:span><text:span text:style-name="T11">parent</text:span><text:span text:style-name="T14">, </text:span><text:span text:style-name="T11">View view</text:span><text:span text:style-name="T14">, int </text:span><text:span text:style-name="T11">position</text:span><text:span text:style-name="T14">, long </text:span><text:span text:style-name="T11">id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Nota nota = (Nota) </text:span><text:span text:style-name="T17">notasLV</text:span><text:span text:style-name="T11">.getItemAtPosition(position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Bundle data = </text:span><text:span text:style-name="T14">new </text:span><text:span text:style-name="T11">Bundle(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data.putString(</text:span><text:span text:style-name="T18">"</text:span><text:span text:style-name="T18">id</text:span><text:span text:style-name="T18">"</text:span><text:span text:style-name="T14">, </text:span><text:span text:style-name="T11">nota.getId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data.putString(</text:span><text:span text:style-name="T18">"</text:span><text:span text:style-name="T18">user_id</text:span><text:span text:style-name="T18">"</text:span><text:span text:style-name="T14">, </text:span><text:span text:style-name="T11">nota.getUser_id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data.putString(</text:span><text:span text:style-name="T18">"</text:span><text:span text:style-name="T18">titulo</text:span><text:span text:style-name="T18">"</text:span><text:span text:style-name="T14">, </text:span><text:span text:style-name="T11">nota.getTitulo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data.putString(</text:span><text:span text:style-name="T18">"</text:span><text:span text:style-name="T18">contenido</text:span><text:span text:style-name="T18">"</text:span><text:span text:style-name="T14">, </text:span><text:span text:style-name="T11">nota.getContenido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NavHostFragment.</text:span><text:span text:style-name="T16">findNavController</text:span><text:span text:style-name="T11">(ListaFragment.</text:span><text:span text:style-name="T14">this</text:span><text:span text:style-name="T11">)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1">.navigate(R.id.</text:span><text:span text:style-name="T19">action_ListaFragment_to_NotaFragment</text:span><text:span text:style-name="T14">,</text:span><text:span text:style-name="T11">data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19"><text:span text:style-name="T11">})</text:span><text:span text:style-name="T14">;</text:span></text:p>
        <text:p text:style-name="P6"><text:span text:style-name="T4">ENCRIPTACION </text:span></text:p>
        <text:p text:style-name="P23"><text:span text:style-name="T14">private </text:span><text:span text:style-name="T11">Nota </text:span><text:span text:style-name="T20">encriptacionAES</text:span><text:span text:style-name="T11">(Nota nota) {</text:span></text:p>
        <text:p text:style-name="P22"><text:span text:style-name="T10"> </text:span><text:s text:c="2"/><text:span text:style-name="T10"> </text:span><text:span text:style-name="T12">// Generamos una clave de 128 bits adecuada para AES</text:span></text:p>
        <text:p text:style-name="P22"><text:span text:style-name="T28"> </text:span><text:s text:c="2"/><text:span text:style-name="T28"> </text:span><text:span text:style-name="T11">KeyGenerator keyGenerator = </text:span><text:span text:style-name="T14">null;</text:span></text:p>
        <text:p text:style-name="P22"><text:span text:style-name="T13"> </text:span><text:s text:c="2"/><text:span text:style-name="T13"> </text:span><text:span text:style-name="T14">try </text:span><text:span text:style-name="T11">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keyGenerator = KeyGenerator.</text:span><text:span text:style-name="T16">getInstance</text:span><text:span text:style-name="T11">(</text:span><text:span text:style-name="T18">"</text:span><text:span text:style-name="T18">AES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keyGenerator.init(</text:span><text:span text:style-name="T29">128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Key key = keyGenerator.generateKey(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key = </text:span><text:span text:style-name="T14">new </text:span><text:span text:style-name="T11">SecretKeySpec(</text:span><text:span text:style-name="T18">"</text:span><text:span text:style-name="T18">una clave de 16 bytes</text:span><text:span text:style-name="T18">"</text:span><text:span text:style-name="T11">.getBytes()</text:span><text:span text:style-name="T14">, </text:span><text:span text:style-name="T14"> </text:span><text:span text:style-name="T29">0</text:span><text:span text:style-name="T14">, </text:span><text:span text:style-name="T29">16</text:span><text:span text:style-name="T14">, </text:span><text:span text:style-name="T18">"</text:span><text:span text:style-name="T18">AES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2">// Se obtiene un cifrador AES</text:span></text:p>
        <text:p text:style-name="P22"><text:span text:style-name="T28"> </text:span><text:s text:c="2"/><text:span text:style-name="T28"> </text:span><text:span text:style-name="T28"> </text:span><text:span text:style-name="T28"> </text:span><text:span text:style-name="T28"> </text:span><text:span text:style-name="T28"> </text:span><text:span text:style-name="T11">Cipher aes = Cipher.</text:span><text:span text:style-name="T16">getInstance</text:span><text:span text:style-name="T11">(</text:span><text:span text:style-name="T18">"</text:span><text:span text:style-name="T18">AES/ECB/PKCS5Padding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2">// Se inicializa para encriptacion y se encripta el texto, que debemos pasar como bytes.</text:span></text:p>
        <text:p text:style-name="P22"><text:span text:style-name="T28"> </text:span><text:s text:c="2"/><text:span text:style-name="T28"> </text:span><text:span text:style-name="T28"> </text:span><text:span text:style-name="T28"> </text:span><text:span text:style-name="T28"> </text:span><text:span text:style-name="T28"> </text:span><text:span text:style-name="T11">aes.init(Cipher.</text:span><text:span text:style-name="T19">ENCRYPT_MODE</text:span><text:span text:style-name="T14">, </text:span><text:span text:style-name="T11">key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4">byte</text:span><text:span text:style-name="T11">[] tituloEncriptado = aes.doFinal(nota.getTitulo().getBytes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4">byte</text:span><text:span text:style-name="T11">[] contenidoEncriptado = aes.doFinal(nota.getContenido().getBytes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String titulo=</text:span><text:span text:style-name="T18">"</text:span><text:span text:style-name="T18">"</text:span><text:span text:style-name="T14">,</text:span><text:span text:style-name="T11">contenido=</text:span><text:span text:style-name="T18">"</text:span><text:span text:style-name="T18">"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titulo = encodeHexString(tituloEncriptado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contenido = encodeHexString(contenidoEncriptado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nota.setTitulo(titulo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nota.setContenido(contenido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NoSuchAlgorithm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getMessag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NoSuchPadding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getMessag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InvalidKey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getMessag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IllegalBlockSize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getMessag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BadPadding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getMessage(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return </text:span><text:span text:style-name="T11">nota</text:span><text:span text:style-name="T14">;</text:span></text:p>
        <text:p text:style-name="P19"><text:span text:style-name="T11">}</text:span></text:p>
        <text:p text:style-name="P23"/>
        <text:p text:style-name="P6"/>
        <text:p text:style-name="P23"><text:span text:style-name="T14">private </text:span><text:span text:style-name="T11">String </text:span><text:span text:style-name="T20">encodeHexString</text:span><text:span text:style-name="T11">(</text:span><text:span text:style-name="T14">byte</text:span><text:span text:style-name="T11">[] byteArray) {</text:span></text:p>
        <text:p text:style-name="P22"><text:span text:style-name="T10"> </text:span><text:s text:c="2"/><text:span text:style-name="T10"> </text:span><text:span text:style-name="T11">StringBuffer hexStringBuffer = </text:span><text:span text:style-name="T14">new </text:span><text:span text:style-name="T11">StringBuffer()</text:span><text:span text:style-name="T14">;</text:span></text:p>
        <text:p text:style-name="P22"><text:span text:style-name="T13"> </text:span><text:s text:c="2"/><text:span text:style-name="T13"> </text:span><text:span text:style-name="T14">for </text:span><text:span text:style-name="T11">(</text:span><text:span text:style-name="T14">int </text:span><text:span text:style-name="T11">i = </text:span><text:span text:style-name="T29">0</text:span><text:span text:style-name="T14">; </text:span><text:span text:style-name="T11">i </text:span><text:span text:style-name="T11">&lt;</text:span><text:span text:style-name="T11">byteArray.</text:span><text:span text:style-name="T26">length</text:span><text:span text:style-name="T14">; </text:span><text:span text:style-name="T11">i++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hexStringBuffer.append(byteToHex(byteArray[i])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return </text:span><text:span text:style-name="T11">hexStringBuffer.toString()</text:span><text:span text:style-name="T14">;</text:span></text:p>
        <text:p text:style-name="P23"><text:span text:style-name="T11">}</text:span></text:p>
        <text:p text:style-name="P23"><text:span text:style-name="T14">private </text:span><text:span text:style-name="T11">String </text:span><text:span text:style-name="T20">byteToHex</text:span><text:span text:style-name="T11">(</text:span><text:span text:style-name="T14">byte </text:span><text:span text:style-name="T11">num) {</text:span></text:p>
        <text:p text:style-name="P22"><text:span text:style-name="T10"> </text:span><text:s text:c="2"/><text:span text:style-name="T10"> </text:span><text:span text:style-name="T14">char</text:span><text:span text:style-name="T11">[] hexDigits = </text:span><text:span text:style-name="T14">new char</text:span><text:span text:style-name="T11">[</text:span><text:span text:style-name="T29">2</text:span><text:span text:style-name="T11">]</text:span><text:span text:style-name="T14">;</text:span></text:p>
        <text:p text:style-name="P22"><text:span text:style-name="T13"> </text:span><text:s text:c="2"/><text:span text:style-name="T13"> </text:span><text:span text:style-name="T11">hexDigits[</text:span><text:span text:style-name="T29">0</text:span><text:span text:style-name="T11">] = Character.</text:span><text:span text:style-name="T16">forDigit</text:span><text:span text:style-name="T11">((num </text:span><text:span text:style-name="T11">&gt;</text:span><text:span text:style-name="T11">&gt;</text:span><text:span text:style-name="T11"> </text:span><text:span text:style-name="T29">4</text:span><text:span text:style-name="T11">) </text:span><text:span text:style-name="T11">&amp;</text:span><text:span text:style-name="T11"> </text:span><text:span text:style-name="T29">0xF</text:span><text:span text:style-name="T14">, </text:span><text:span text:style-name="T29">16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1">hexDigits[</text:span><text:span text:style-name="T29">1</text:span><text:span text:style-name="T11">] = Character.</text:span><text:span text:style-name="T16">forDigit</text:span><text:span text:style-name="T11">((num </text:span><text:span text:style-name="T11">&amp;</text:span><text:span text:style-name="T11"> </text:span><text:span text:style-name="T29">0xF</text:span><text:span text:style-name="T11">)</text:span><text:span text:style-name="T14">, </text:span><text:span text:style-name="T29">16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4">return new </text:span><text:span text:style-name="T11">String(hexDigits)</text:span><text:span text:style-name="T14">;</text:span></text:p>
        <text:p text:style-name="P19"><text:span text:style-name="T11">}</text:span></text:p>
        <text:p text:style-name="P6"/>
        <text:p text:style-name="P6"/>
        <text:p text:style-name="P6"/>
        <text:p text:style-name="P6"><text:span text:style-name="T4">DESENCRIPTACION</text:span></text:p>
        <text:p text:style-name="P23"><text:span text:style-name="T14">private </text:span><text:span text:style-name="T11">Nota </text:span><text:span text:style-name="T20">desencriptaAES</text:span><text:span text:style-name="T11">(Nota nota) {</text:span></text:p>
        <text:p text:style-name="P22"><text:span text:style-name="T10"> </text:span><text:s text:c="2"/><text:span text:style-name="T10"> </text:span><text:span text:style-name="T12">// Se iniciliza el cifrador para desencriptar, con la misma clave y se desencripta</text:span></text:p>
        <text:p text:style-name="P22"><text:span text:style-name="T28"> </text:span><text:s text:c="2"/><text:span text:style-name="T28"> </text:span><text:span text:style-name="T11">Cipher aes = </text:span><text:span text:style-name="T14">null;</text:span></text:p>
        <text:p text:style-name="P22"><text:span text:style-name="T13"> </text:span><text:s text:c="2"/><text:span text:style-name="T13"> </text:span><text:span text:style-name="T14">try </text:span><text:span text:style-name="T11">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KeyGenerator keyGenerator = KeyGenerator.</text:span><text:span text:style-name="T16">getInstance</text:span><text:span text:style-name="T11">(</text:span><text:span text:style-name="T18">"</text:span><text:span text:style-name="T18">AES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keyGenerator.init(</text:span><text:span text:style-name="T29">128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Key key = keyGenerator.generateKey(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2">//Clave secreta</text:span></text:p>
        <text:p text:style-name="P22"><text:span text:style-name="T28"> </text:span><text:s text:c="2"/><text:span text:style-name="T28"> </text:span><text:span text:style-name="T28"> </text:span><text:span text:style-name="T28"> </text:span><text:span text:style-name="T28"> </text:span><text:span text:style-name="T28"> </text:span><text:span text:style-name="T11">key = </text:span><text:span text:style-name="T14">new </text:span><text:span text:style-name="T11">SecretKeySpec(</text:span><text:span text:style-name="T18">"</text:span><text:span text:style-name="T18">una clave de 16 bytes</text:span><text:span text:style-name="T18">"</text:span><text:span text:style-name="T11">.getBytes()</text:span><text:span text:style-name="T14">, </text:span><text:span text:style-name="T14"> </text:span><text:span text:style-name="T29">0</text:span><text:span text:style-name="T14">, </text:span><text:span text:style-name="T29">16</text:span><text:span text:style-name="T14">, </text:span><text:span text:style-name="T18">"</text:span><text:span text:style-name="T18">AES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aes = Cipher.</text:span><text:span text:style-name="T16">getInstance</text:span><text:span text:style-name="T11">(</text:span><text:span text:style-name="T18">"</text:span><text:span text:style-name="T18">AES/ECB/PKCS5Padding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aes.init(Cipher.</text:span><text:span text:style-name="T19">DECRYPT_MODE</text:span><text:span text:style-name="T14">, </text:span><text:span text:style-name="T11">key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4">byte</text:span><text:span text:style-name="T11">[] tituloDesencriptado = aes.doFinal(decodeHexString(nota.getTitulo()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4">byte</text:span><text:span text:style-name="T11">[] contenidoDesencriptado = aes.doFinal(decodeHexString(nota.getContenido()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2">// Texto obtenido, igual al original.</text:span></text:p>
        <text:p text:style-name="P22"><text:span text:style-name="T28"> </text:span><text:s text:c="2"/><text:span text:style-name="T28"> </text:span><text:span text:style-name="T28"> </text:span><text:span text:style-name="T28"> </text:span><text:span text:style-name="T28"> </text:span><text:span text:style-name="T28"> </text:span><text:span text:style-name="T11">nota.setTitulo(</text:span><text:span text:style-name="T14">new </text:span><text:span text:style-name="T11">String(tituloDesencriptado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1">nota.setContenido(</text:span><text:span text:style-name="T14">new </text:span><text:span text:style-name="T11">String(contenidoDesencriptado)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NoSuchAlgorithm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printStackTrac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NoSuchPadding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printStackTrac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BadPadding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printStackTrac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IllegalBlockSize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printStackTrace()</text:span><text:span text:style-name="T14">;</text:span></text:p>
        <text:p text:style-name="P22"><text:span text:style-name="T13"> </text:span><text:s text:c="2"/><text:span text:style-name="T13"> </text:span><text:span text:style-name="T11">} </text:span><text:span text:style-name="T14">catch </text:span><text:span text:style-name="T11">(InvalidKeyException e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e.printStackTrace(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return </text:span><text:span text:style-name="T11">nota</text:span><text:span text:style-name="T14">;</text:span></text:p>
        <text:p text:style-name="P23"><text:span text:style-name="T11">}</text:span></text:p>
        <text:p text:style-name="P23"><text:span text:style-name="T14">public byte</text:span><text:span text:style-name="T11">[] </text:span><text:span text:style-name="T20">decodeHexString</text:span><text:span text:style-name="T11">(String hexString) {</text:span></text:p>
        <text:p text:style-name="P22"><text:span text:style-name="T10"> </text:span><text:s text:c="2"/><text:span text:style-name="T10"> </text:span><text:span text:style-name="T14">if </text:span><text:span text:style-name="T11">(hexString.length() % </text:span><text:span text:style-name="T29">2 </text:span><text:span text:style-name="T11">== </text:span><text:span text:style-name="T29">1</text:span><text:span text:style-name="T11">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4">throw new </text:span><text:span text:style-name="T11">IllegalArgumentException(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8">"</text:span><text:span text:style-name="T18">Invalid hexadecimal String supplied.</text:span><text:span text:style-name="T18">"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byte</text:span><text:span text:style-name="T11">[] bytes = </text:span><text:span text:style-name="T14">new byte</text:span><text:span text:style-name="T11">[hexString.length() / </text:span><text:span text:style-name="T29">2</text:span><text:span text:style-name="T11">]</text:span><text:span text:style-name="T14">;</text:span></text:p>
        <text:p text:style-name="P22"><text:span text:style-name="T13"> </text:span><text:s text:c="2"/><text:span text:style-name="T13"> </text:span><text:span text:style-name="T14">for </text:span><text:span text:style-name="T11">(</text:span><text:span text:style-name="T14">int </text:span><text:span text:style-name="T11">i = </text:span><text:span text:style-name="T29">0</text:span><text:span text:style-name="T14">; </text:span><text:span text:style-name="T11">i </text:span><text:span text:style-name="T11">&lt;</text:span><text:span text:style-name="T11">hexString.length()</text:span><text:span text:style-name="T14">; </text:span><text:span text:style-name="T11">i += </text:span><text:span text:style-name="T29">2</text:span><text:span text:style-name="T11">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bytes[i / </text:span><text:span text:style-name="T29">2</text:span><text:span text:style-name="T11">] = </text:span><text:span text:style-name="T16">hexToByte</text:span><text:span text:style-name="T11">(hexString.substring(i</text:span><text:span text:style-name="T14">, </text:span><text:span text:style-name="T11">i + </text:span><text:span text:style-name="T29">2</text:span><text:span text:style-name="T11">)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return </text:span><text:span text:style-name="T11">bytes</text:span><text:span text:style-name="T14">;</text:span></text:p>
        <text:p text:style-name="P23"><text:span text:style-name="T11">}</text:span></text:p>
        <text:p text:style-name="P23"><text:span text:style-name="T14">public static byte </text:span><text:span text:style-name="T20">hexToByte</text:span><text:span text:style-name="T11">(String hexString) {</text:span></text:p>
        <text:p text:style-name="P22"><text:span text:style-name="T10"> </text:span><text:s text:c="2"/><text:span text:style-name="T10"> </text:span><text:span text:style-name="T14">int </text:span><text:span text:style-name="T11">firstDigit = </text:span><text:span text:style-name="T16">toDigit</text:span><text:span text:style-name="T11">(hexString.charAt(</text:span><text:span text:style-name="T29">0</text:span><text:span text:style-name="T11">))</text:span><text:span text:style-name="T14">;</text:span></text:p>
        <text:p text:style-name="P22"><text:span text:style-name="T13"> </text:span><text:s text:c="2"/><text:span text:style-name="T13"> </text:span><text:span text:style-name="T14">int </text:span><text:span text:style-name="T11">secondDigit = </text:span><text:span text:style-name="T16">toDigit</text:span><text:span text:style-name="T11">(hexString.charAt(</text:span><text:span text:style-name="T29">1</text:span><text:span text:style-name="T11">))</text:span><text:span text:style-name="T14">;</text:span></text:p>
        <text:p text:style-name="P22"><text:span text:style-name="T13"> </text:span><text:s text:c="2"/><text:span text:style-name="T13"> </text:span><text:span text:style-name="T14">return </text:span><text:span text:style-name="T11">(</text:span><text:span text:style-name="T14">byte</text:span><text:span text:style-name="T11">) ((firstDigit </text:span><text:span text:style-name="T11">&lt;</text:span><text:span text:style-name="T11">&lt;</text:span><text:span text:style-name="T11"> </text:span><text:span text:style-name="T29">4</text:span><text:span text:style-name="T11">) + secondDigit)</text:span><text:span text:style-name="T14">;</text:span></text:p>
        <text:p text:style-name="P23"><text:span text:style-name="T11">}</text:span></text:p>
        <text:p text:style-name="P23"/>
        <text:p text:style-name="P23"/>
        <text:p text:style-name="P23"><text:span text:style-name="T14">private static int </text:span><text:span text:style-name="T20">toDigit</text:span><text:span text:style-name="T11">(</text:span><text:span text:style-name="T14">char </text:span><text:span text:style-name="T11">hexChar) {</text:span></text:p>
        <text:p text:style-name="P22"><text:span text:style-name="T10"> </text:span><text:s text:c="2"/><text:span text:style-name="T10"> </text:span><text:span text:style-name="T14">int </text:span><text:span text:style-name="T11">digit = Character.</text:span><text:span text:style-name="T16">digit</text:span><text:span text:style-name="T11">(hexChar</text:span><text:span text:style-name="T14">, </text:span><text:span text:style-name="T29">16</text:span><text:span text:style-name="T11">)</text:span><text:span text:style-name="T14">;</text:span></text:p>
        <text:p text:style-name="P22"><text:span text:style-name="T13"> </text:span><text:s text:c="2"/><text:span text:style-name="T13"> </text:span><text:span text:style-name="T14">if</text:span><text:span text:style-name="T11">(digit == -</text:span><text:span text:style-name="T29">1</text:span><text:span text:style-name="T11">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4">throw new </text:span><text:span text:style-name="T11">IllegalArgumentException(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8">"</text:span><text:span text:style-name="T18">Invalid Hexadecimal Character: </text:span><text:span text:style-name="T18">"</text:span><text:span text:style-name="T11">+ hexChar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4">return </text:span><text:span text:style-name="T11">digit</text:span><text:span text:style-name="T14">;</text:span></text:p>
        <text:p text:style-name="P19"><text:span text:style-name="T11">}</text:span></text:p>
        <text:p text:style-name="P23"/>
        <text:p text:style-name="P6"/>
        <text:p text:style-name="P6"><text:span text:style-name="T4">ORDENAR EL ARRAY ADAPTER</text:span></text:p>
        <text:p text:style-name="P23"><text:span text:style-name="T14">private void </text:span><text:span text:style-name="T20">ordenaAdaptador</text:span><text:span text:style-name="T11">() {</text:span></text:p>
        <text:p text:style-name="P22"><text:span text:style-name="T10"> </text:span><text:s text:c="2"/><text:span text:style-name="T10"> </text:span><text:span text:style-name="T14">if</text:span><text:span text:style-name="T11">(</text:span><text:span text:style-name="T26">adaptador</text:span><text:span text:style-name="T11">.getCount() </text:span><text:span text:style-name="T11">&gt;</text:span><text:span text:style-name="T11"> </text:span><text:span text:style-name="T29">1</text:span><text:span text:style-name="T11">)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26">adaptador</text:span><text:span text:style-name="T11">.sort(</text:span><text:span text:style-name="T14">new </text:span><text:span text:style-name="T11">Comparator</text:span><text:span text:style-name="T11">&lt;</text:span><text:span text:style-name="T11">Nota</text:span><text:span text:style-name="T11">&gt;</text:span><text:span text:style-name="T11">(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5">@Override</text:span></text:p>
        <text:p text:style-name="P22"><text:span text:style-name="T27"> </text:span><text:s text:c="2"/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14">public int </text:span><text:span text:style-name="T20">compare</text:span><text:span text:style-name="T11">(Nota o1</text:span><text:span text:style-name="T14">, </text:span><text:span text:style-name="T11">Nota o2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4">return </text:span><text:span text:style-name="T11">o1.getTitulo().compareTo(o2.getTitulo())</text:span><text:span text:style-name="T14">;</text:span></text:p>
        <text:p text:style-name="P22"><text:span text:style-name="T13"> </text:span><text:s text:c="2"/><text:span text:style-name="T13"> </text:span><text:span text:style-name="T13"> </text:span><text:span text:style-name="T13"> </text:span><text:span text:style-name="T13"> </text:span><text:span text:style-name="T13"> </text:span><text:span text:style-name="T13"> </text:span><text:span text:style-name="T13"> </text:span><text:span text:style-name="T13"> </text:span><text:span text:style-name="T13"> </text:span><text:span text:style-name="T11">}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1">})</text:span><text:span text:style-name="T14">;</text:span></text:p>
        <text:p text:style-name="P22"><text:span text:style-name="T13"> </text:span><text:s text:c="2"/><text:span text:style-name="T13"> </text:span><text:span text:style-name="T11">}</text:span></text:p>
        <text:p text:style-name="P19"><text:span text:style-name="T11">}</text:span></text:p>
        <text:p text:style-name="P6"><text:span text:style-name="T4">ALERT DIALOG</text:span></text:p>
        <text:p text:style-name="P6"><text:span text:style-name="T4">Si ponemos opciones no poner mensaje, y la reves</text:span></text:p>
        <text:p text:style-name="P23"><text:span text:style-name="T14">private void </text:span><text:span text:style-name="T20">borrarCompartir</text:span><text:span text:style-name="T11">(Nota nota1</text:span><text:span text:style-name="T14">, final </text:span><text:span text:style-name="T11">View view) {</text:span></text:p>
        <text:p text:style-name="P22"><text:span text:style-name="T10"> </text:span><text:s text:c="2"/><text:span text:style-name="T10"> </text:span><text:span text:style-name="T14">final </text:span><text:span text:style-name="T11">Nota nota = nota1</text:span><text:span text:style-name="T14">;</text:span></text:p>
        <text:p text:style-name="P22"><text:span text:style-name="T13"> </text:span><text:s text:c="2"/><text:span text:style-name="T13"> </text:span><text:span text:style-name="T14">final </text:span><text:span text:style-name="T11">String[] campos = {</text:span><text:span text:style-name="T18">"</text:span><text:span text:style-name="T18">Borrar</text:span><text:span text:style-name="T18">"</text:span><text:span text:style-name="T14">, </text:span><text:span text:style-name="T18">"</text:span><text:span text:style-name="T18">Compartir</text:span><text:span text:style-name="T18">"</text:span><text:span text:style-name="T11">}</text:span><text:span text:style-name="T14">;</text:span></text:p>
        <text:p text:style-name="P22"><text:span text:style-name="T13"> </text:span><text:s text:c="2"/><text:span text:style-name="T13"> </text:span><text:span text:style-name="T14">final int</text:span><text:span text:style-name="T11">[] selected = </text:span><text:span text:style-name="T14">new int</text:span><text:span text:style-name="T11">[]{</text:span><text:span text:style-name="T29">99</text:span><text:span text:style-name="T11">}</text:span><text:span text:style-name="T14">;</text:span></text:p>
        <text:p text:style-name="P22"><text:span text:style-name="T13"> </text:span><text:s text:c="2"/><text:span text:style-name="T13"> </text:span><text:span text:style-name="T14">final boolean</text:span><text:span text:style-name="T11">[] clickedItems = {</text:span><text:span text:style-name="T14">false, false, false</text:span><text:span text:style-name="T11">}</text:span><text:span text:style-name="T14">;</text:span></text:p>
        <text:p text:style-name="P22"><text:span text:style-name="T13"> </text:span><text:s text:c="2"/><text:span text:style-name="T13"> </text:span><text:span text:style-name="T14">final </text:span><text:span text:style-name="T11">AlertDialog.Builder builder = </text:span><text:span text:style-name="T14">new </text:span><text:span text:style-name="T11">AlertDialog.Builder(getActivity())</text:span><text:span text:style-name="T14">;</text:span></text:p>
        <text:p text:style-name="P22"><text:span text:style-name="T13"> </text:span><text:s text:c="2"/><text:span text:style-name="T13"> </text:span><text:span text:style-name="T11">builder.setIcon(android.R.drawable.</text:span><text:span text:style-name="T19">ic_dialog_alert</text:span><text:span text:style-name="T11">)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1">.setTitle(</text:span><text:span text:style-name="T18">"</text:span><text:span text:style-name="T18">Envio/Borrado de notas</text:span><text:span text:style-name="T18">"</text:span><text:span text:style-name="T11">)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1">.setMultiChoiceItems(campos</text:span><text:span text:style-name="T14">, </text:span><text:span text:style-name="T11">clickedItems</text:span><text:span text:style-name="T14">, new </text:span><text:span text:style-name="T11">DialogInterface.OnMultiChoiceClickListener() {</text:span></text:p>
        <text:p text:style-name="P22"><text:span text:style-name="T10"> </text:span><text:s text:c="2"/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0"> </text:span><text:span text:style-name="T15">@Override</text:span></text:p>
        <text:p text:style-name="P22"><text:span text:style-name="T27"> </text:span><text:s text:c="2"/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27"> </text:span><text:span text:style-name="T14">public void </text:span><text:span text:style-name="T20">onClick</text:span><text:span text:style-name="T11">(DialogInterface dialog</text:span><text:span text:style-name="T14">, int </text:span><text:span text:style-name="T11">which</text:span><text:span text:style-name="T14">, boolean </text:span><text:span text:style-name="T11">isChecked) {</text:span></text:p>
        <text:p text:style-name="P22"><text:span text:style-name="T10"> </text:span><text:s text:c="19"/><text:span text:style-name="T14">if </text:span><text:span text:style-name="T11">(isChecked){</text:span></text:p>
        <text:p text:style-name="P22"><text:span text:style-name="T10"> </text:span><text:s text:c="23"/><text:span text:style-name="T26">_dialog</text:span><text:span text:style-name="T11">.dismiss()</text:span><text:span text:style-name="T14">;</text:span></text:p>
        <text:p text:style-name="P22"><text:span text:style-name="T13"> </text:span><text:s text:c="23"/><text:span text:style-name="T14">switch </text:span><text:span text:style-name="T11">(which) {</text:span></text:p>
        <text:p text:style-name="P22"><text:span text:style-name="T10"> </text:span><text:s text:c="27"/><text:span text:style-name="T14">case </text:span><text:span text:style-name="T29">0</text:span><text:span text:style-name="T11">:</text:span></text:p>
        <text:p text:style-name="P22"><text:span text:style-name="T10"> </text:span><text:s text:c="31"/><text:span text:style-name="T17">builder</text:span><text:span text:style-name="T11">.setIcon(android.R.drawable.</text:span><text:span text:style-name="T19">ic_delete</text:span><text:span text:style-name="T11">)</text:span></text:p>
        <text:p text:style-name="P22"><text:span text:style-name="T10"> </text:span><text:s text:c="39"/><text:span text:style-name="T11">.setTitle(R.string.</text:span><text:span text:style-name="T19">titleborrar</text:span><text:span text:style-name="T11">)</text:span></text:p>
        <text:p text:style-name="P22"><text:span text:style-name="T10"> </text:span><text:s text:c="39"/><text:span text:style-name="T11">.setItems(</text:span><text:span text:style-name="T14">null, null</text:span><text:span text:style-name="T11">)</text:span></text:p>
        <text:p text:style-name="P22"><text:span text:style-name="T10"> </text:span><text:s text:c="39"/><text:span text:style-name="T11">.setPositiveButton(</text:span><text:span text:style-name="T18">"Ok"</text:span><text:span text:style-name="T14">, new </text:span><text:span text:style-name="T11">DialogInterface.OnClickListener() {</text:span></text:p>
        <text:p text:style-name="P22"><text:span text:style-name="T10"> </text:span><text:s text:c="43"/><text:span text:style-name="T15">@Override</text:span></text:p>
        <text:p text:style-name="P22"><text:span text:style-name="T27"> </text:span><text:s text:c="43"/><text:span text:style-name="T14">public void </text:span><text:span text:style-name="T20">onClick</text:span><text:span text:style-name="T11">(DialogInterface dialog</text:span><text:span text:style-name="T14">, int </text:span><text:span text:style-name="T11">which) {</text:span></text:p>
        <text:p text:style-name="P22"><text:span text:style-name="T10"> </text:span><text:s text:c="47"/><text:span text:style-name="T14">if </text:span><text:span text:style-name="T11">(</text:span><text:span text:style-name="T26">notasDbHelper</text:span><text:span text:style-name="T11">.delete(</text:span><text:span text:style-name="T17">nota</text:span><text:span text:style-name="T11">.get_id()) &gt; </text:span><text:span text:style-name="T29">0</text:span><text:span text:style-name="T11">) {</text:span></text:p>
        <text:p text:style-name="P22"><text:span text:style-name="T10"> </text:span><text:s text:c="51"/><text:span text:style-name="T11">Snackbar.</text:span><text:span text:style-name="T16">make</text:span><text:span text:style-name="T11">(getView()</text:span><text:span text:style-name="T14">, </text:span><text:span text:style-name="T18">"La nota ha sido eliminada"</text:span><text:span text:style-name="T14">, </text:span><text:span text:style-name="T11">Snackbar.</text:span><text:span text:style-name="T19">LENGTH_SHORT</text:span><text:span text:style-name="T11">)</text:span></text:p>
        <text:p text:style-name="P22"><text:span text:style-name="T10"> </text:span><text:s text:c="59"/><text:span text:style-name="T11">.setAction(</text:span><text:span text:style-name="T18">"Action"</text:span><text:span text:style-name="T14">, null</text:span><text:span text:style-name="T11">).show()</text:span><text:span text:style-name="T14">;</text:span></text:p>
        <text:p text:style-name="P22"><text:span text:style-name="T13"> </text:span><text:s text:c="51"/><text:span text:style-name="T11">Firebase.</text:span><text:span text:style-name="T16">removeId</text:span><text:span text:style-name="T11">(</text:span><text:span text:style-name="T17">nota</text:span><text:span text:style-name="T11">.get_id())</text:span><text:span text:style-name="T14">;</text:span></text:p>
        <text:p text:style-name="P22"><text:span text:style-name="T13"> </text:span><text:s text:c="51"/><text:span text:style-name="T11">upload()</text:span><text:span text:style-name="T14">;</text:span></text:p>
        <text:p text:style-name="P22"><text:span text:style-name="T13"> </text:span><text:s text:c="47"/><text:span text:style-name="T11">}</text:span></text:p>
        <text:p text:style-name="P22"><text:span text:style-name="T10"> </text:span><text:s text:c="43"/><text:span text:style-name="T11">}</text:span></text:p>
        <text:p text:style-name="P22"><text:span text:style-name="T10"> </text:span><text:s text:c="39"/><text:span text:style-name="T11">})</text:span></text:p>
        <text:p text:style-name="P22"><text:span text:style-name="T10"> </text:span><text:s text:c="39"/><text:span text:style-name="T11">.setNegativeButton(</text:span><text:span text:style-name="T18">"Cancel"</text:span><text:span text:style-name="T14">, null</text:span><text:span text:style-name="T11">)</text:span></text:p>
        <text:p text:style-name="P22"><text:span text:style-name="T10"> </text:span><text:s text:c="39"/><text:span text:style-name="T11">.show()</text:span><text:span text:style-name="T14">;</text:span></text:p>
        <text:p text:style-name="P24"><text:span text:style-name="T13"> </text:span><text:s text:c="31"/><text:span text:style-name="T14">break;</text:span></text:p>
        <text:p text:style-name="P22"><text:span text:style-name="T13"> </text:span><text:s text:c="27"/><text:span text:style-name="T14">case </text:span><text:span text:style-name="T29">1</text:span><text:span text:style-name="T11">:</text:span></text:p>
        <text:p text:style-name="P22"><text:span text:style-name="T10"> </text:span><text:s text:c="31"/><text:span text:style-name="T11">Intent intentE = </text:span><text:span text:style-name="T14">new </text:span><text:span text:style-name="T11">Intent(Intent.</text:span><text:span text:style-name="T19">ACTION_SEND</text:span><text:span text:style-name="T11">)</text:span><text:span text:style-name="T14">;</text:span></text:p>
        <text:p text:style-name="P22"><text:span text:style-name="T13"> </text:span><text:s text:c="31"/><text:span text:style-name="T11">intentE.setType(</text:span><text:span text:style-name="T18">"text/plain"</text:span><text:span text:style-name="T11">)</text:span><text:span text:style-name="T14">;</text:span></text:p>
        <text:p text:style-name="P22"><text:span text:style-name="T13"> </text:span><text:s text:c="31"/><text:span text:style-name="T11">intentE.putExtra(Intent.</text:span><text:span text:style-name="T19">EXTRA_EMAIL</text:span><text:span text:style-name="T14">, new </text:span><text:span text:style-name="T11">String[]{</text:span><text:span text:style-name="T26">email_id</text:span><text:span text:style-name="T11">})</text:span><text:span text:style-name="T14">; </text:span><text:span text:style-name="T12">// recipients</text:span></text:p>
        <text:p text:style-name="P22"><text:span text:style-name="T28"> </text:span><text:s text:c="31"/><text:span text:style-name="T11">intentE.putExtra(Intent.</text:span><text:span text:style-name="T19">EXTRA_SUBJECT</text:span><text:span text:style-name="T14">, </text:span><text:span text:style-name="T18">"MisNotasCloud - " </text:span><text:span text:style-name="T11">+ </text:span><text:span text:style-name="T17">nota</text:span><text:span text:style-name="T11">.getTitulo())</text:span><text:span text:style-name="T14">;</text:span></text:p>
        <text:p text:style-name="P22"><text:span text:style-name="T13"> </text:span><text:s text:c="31"/><text:span text:style-name="T11">intentE.putExtra(Intent.</text:span><text:span text:style-name="T19">EXTRA_TEXT</text:span><text:span text:style-name="T14">, </text:span><text:span text:style-name="T18">"https://wwww.google.es" </text:span><text:span text:style-name="T11">+ </text:span><text:span text:style-name="T18">"</text:span><text:span text:style-name="T14">\n\n</text:span><text:span text:style-name="T18">" </text:span><text:span text:style-name="T11">+ </text:span><text:span text:style-name="T17">nota</text:span><text:span text:style-name="T11">.getTitulo() + </text:span><text:span text:style-name="T18">"</text:span><text:span text:style-name="T14">\n</text:span><text:span text:style-name="T18">" </text:span><text:span text:style-name="T11">+ </text:span><text:span text:style-name="T17">nota</text:span><text:span text:style-name="T11">.getContenido())</text:span><text:span text:style-name="T14">;</text:span></text:p>
        <text:p text:style-name="P22"><text:span text:style-name="T13"> </text:span><text:s text:c="31"/><text:span text:style-name="T11">List&lt;ResolveInfo&gt;activities = getContext().getPackageManager().queryIntentActivities(intentE</text:span><text:span text:style-name="T14">, </text:span><text:span text:style-name="T11">PackageManager.</text:span><text:span text:style-name="T19">MATCH_DEFAULT_ONLY</text:span><text:span text:style-name="T11">)</text:span><text:span text:style-name="T14">;</text:span></text:p>
        <text:p text:style-name="P22"><text:span text:style-name="T13"> </text:span><text:s text:c="31"/><text:span text:style-name="T14">if </text:span><text:span text:style-name="T11">(activities.size() &gt; </text:span><text:span text:style-name="T29">0</text:span><text:span text:style-name="T11">) {</text:span></text:p>
        <text:p text:style-name="P22"><text:span text:style-name="T10"> </text:span><text:s text:c="35"/><text:span text:style-name="T11">startActivity(intentE)</text:span><text:span text:style-name="T14">;</text:span></text:p>
        <text:p text:style-name="P22"><text:span text:style-name="T13"> </text:span><text:s text:c="31"/><text:span text:style-name="T11">} </text:span><text:span text:style-name="T14">else </text:span><text:span text:style-name="T11">{</text:span></text:p>
        <text:p text:style-name="P22"><text:span text:style-name="T10"> </text:span><text:s text:c="35"/><text:span text:style-name="T11">Snackbar.</text:span><text:span text:style-name="T16">make</text:span><text:span text:style-name="T11">(getView()</text:span><text:span text:style-name="T14">, </text:span><text:span text:style-name="T18">"Debes tener una app, de envio de datos, en tu dispositivo"</text:span><text:span text:style-name="T14">, </text:span><text:span text:style-name="T11">Snackbar.</text:span><text:span text:style-name="T19">LENGTH_LONG</text:span><text:span text:style-name="T11">)</text:span></text:p>
        <text:p text:style-name="P22"><text:span text:style-name="T10"> </text:span><text:s text:c="43"/><text:span text:style-name="T11">.setAction(</text:span><text:span text:style-name="T18">"Action"</text:span><text:span text:style-name="T14">, null</text:span><text:span text:style-name="T11">).show()</text:span><text:span text:style-name="T14">;</text:span></text:p>
        <text:p text:style-name="P22"><text:span text:style-name="T13"> </text:span><text:s text:c="31"/><text:span text:style-name="T11">}</text:span></text:p>
        <text:p text:style-name="P22"><text:span text:style-name="T10"> </text:span><text:s text:c="31"/><text:span text:style-name="T14">break;</text:span></text:p>
        <text:p text:style-name="P22"><text:span text:style-name="T13"> </text:span><text:s text:c="23"/><text:span text:style-name="T11">}</text:span></text:p>
        <text:p text:style-name="P22"><text:span text:style-name="T10"> </text:span><text:s text:c="19"/><text:span text:style-name="T11">}</text:span></text:p>
        <text:p text:style-name="P22"><text:span text:style-name="T10"> </text:span><text:s text:c="15"/><text:span text:style-name="T11">}</text:span></text:p>
        <text:p text:style-name="P22"><text:span text:style-name="T10"> </text:span><text:s text:c="11"/><text:span text:style-name="T11">})</text:span><text:span text:style-name="T14">;</text:span></text:p>
        <text:p text:style-name="P22"><text:span text:style-name="T13"> </text:span><text:s text:c="3"/><text:span text:style-name="T26">_dialog </text:span><text:span text:style-name="T11">= builder.show()</text:span><text:span text:style-name="T14">;</text:span></text:p>
        <text:p text:style-name="P19"><text:span text:style-name="T11">}</text:span></text:p>
        <text:p text:style-name="P6"><text:span text:style-name="T4">El action_SEND, dara elegir al cliente multiples posibilidades de envio</text:span></text:p>
        <text:p text:style-name="P6"/>
        <text:p text:style-name="P6"><text:span text:style-name="T4">LLAMAR A UN METODO DE OTRO FRAGMENT</text:span></text:p>
        <text:p text:style-name="P6"><text:span text:style-name="T4">https://es.stackoverflow.com/questions/96600/como-acceder-a-un-método-de-un-fragment-a-desde-una-activity-o-desde-otro-fragme</text:span></text:p>
        <text:p text:style-name="P6"/>
        <text:p text:style-name="P6"/>
        <text:p text:style-name="P6"/>
        <text:p text:style-name="P6"><text:span text:style-name="T4">ENVIAR ARCHIVOS PDF</text:span></text:p>
        <text:p text:style-name="P27"><text:span text:style-name="T30"> </text:span><text:s/><text:span text:style-name="T31">String</text:span><text:span text:style-name="T32"> </text:span><text:span text:style-name="T33">archivoPDF =</text:span><text:span text:style-name="T32"> </text:span><text:span text:style-name="T33">"archivo.pdf";</text:span></text:p>
        <text:p text:style-name="P27"><text:span text:style-name="T30"> </text:span><text:s text:c="7"/><text:span text:style-name="T33">//Obtiene la Uri del recurso.</text:span></text:p>
        <text:p text:style-name="P27"><text:span text:style-name="T30"> </text:span><text:s text:c="7"/><text:span text:style-name="T31">Uri</text:span><text:span text:style-name="T32"> </text:span><text:span text:style-name="T33">uri =</text:span><text:span text:style-name="T32"> </text:span><text:span text:style-name="T31">Uri</text:span><text:span text:style-name="T33">.fromFile(new</text:span><text:span text:style-name="T32"> </text:span></text:p>
        <text:p text:style-name="P27"><text:span text:style-name="T31">File</text:span><text:span text:style-name="T33">(</text:span><text:span text:style-name="T31">Environment</text:span><text:span text:style-name="T33">.getExternalStorageDirectory().getAbsolutePath()</text:span><text:span text:style-name="T32"> </text:span><text:span text:style-name="T33">+</text:span><text:span text:style-name="T32"> </text:span><text:span text:style-name="T33">"/PDFS/",</text:span><text:span text:style-name="T32"> </text:span><text:span text:style-name="T33">archivoPDF));</text:span></text:p>
        <text:p text:style-name="P27"><text:span text:style-name="T30"> </text:span><text:s text:c="7"/><text:span text:style-name="T33">//Crea intent para enviar el email.</text:span></text:p>
        <text:p text:style-name="P27"><text:span text:style-name="T30"> </text:span><text:s text:c="7"/><text:span text:style-name="T31">Intent</text:span><text:span text:style-name="T32"> </text:span><text:span text:style-name="T33">i =</text:span><text:span text:style-name="T32"> </text:span><text:span text:style-name="T33">new</text:span><text:span text:style-name="T32"> </text:span><text:span text:style-name="T31">Intent</text:span><text:span text:style-name="T33">(</text:span><text:span text:style-name="T31">Intent</text:span><text:span text:style-name="T33">.ACTION_SEND);</text:span></text:p>
        <text:p text:style-name="P27"><text:span text:style-name="T30"> </text:span><text:s text:c="7"/><text:span text:style-name="T33">i.setType("application/pdf");</text:span></text:p>
        <text:p text:style-name="P27"><text:span text:style-name="T30"> </text:span><text:s text:c="7"/><text:span text:style-name="T33">//Agrega email o emails de destinatario.</text:span></text:p>
        <text:p text:style-name="P27"><text:span text:style-name="T30"> </text:span><text:s text:c="7"/><text:span text:style-name="T33">i.putExtra(</text:span><text:span text:style-name="T31">Intent</text:span><text:span text:style-name="T33">.EXTRA_EMAIL,</text:span><text:span text:style-name="T32"> </text:span><text:span text:style-name="T33">new</text:span><text:span text:style-name="T32"> </text:span><text:span text:style-name="T31">String</text:span><text:span text:style-name="T33">[]</text:span><text:span text:style-name="T32"> </text:span><text:span text:style-name="T33">{</text:span><text:span text:style-name="T32"> </text:span><text:span text:style-name="T33">"email@dominio.com"</text:span><text:span text:style-name="T32"> </text:span><text:span text:style-name="T33">});</text:span></text:p>
        <text:p text:style-name="P27"><text:span text:style-name="T30"> </text:span><text:s text:c="7"/><text:span text:style-name="T33">i.putExtra(</text:span><text:span text:style-name="T31">Intent</text:span><text:span text:style-name="T33">.EXTRA_SUBJECT,</text:span><text:span text:style-name="T32"> </text:span><text:span text:style-name="T33">"Envio de archivo PDF.");</text:span></text:p>
        <text:p text:style-name="P27"><text:span text:style-name="T30"> </text:span><text:s text:c="7"/><text:span text:style-name="T33">i.putExtra(</text:span><text:span text:style-name="T31">Intent</text:span><text:span text:style-name="T33">.EXTRA_TEXT,</text:span><text:span text:style-name="T32"> </text:span><text:span text:style-name="T33">"Hola te envío un archivo PDF.");</text:span><text:span text:style-name="T32"> </text:span></text:p>
        <text:p text:style-name="P27"><text:span text:style-name="T30"> </text:span><text:s text:c="7"/><text:span text:style-name="T33">i.putExtra(</text:span><text:span text:style-name="T31">Intent</text:span><text:span text:style-name="T33">.EXTRA_STREAM,</text:span><text:span text:style-name="T32"> </text:span><text:s/><text:span text:style-name="T33">uri);</text:span></text:p>
        <text:p text:style-name="P27"><text:span text:style-name="T30"> </text:span><text:s text:c="7"/><text:span text:style-name="T33">startActivity(</text:span><text:span text:style-name="T31">Intent</text:span><text:span text:style-name="T33">.createChooser(i,</text:span><text:span text:style-name="T32"> </text:span><text:span text:style-name="T33">"Enviar e-mail mediante:"));</text:span></text:p>
        <text:p text:style-name="P6"/>
        <text:p text:style-name="P6"/>
        <text:p text:style-name="P6"><text:span text:style-name="T34">Environment</text:span><text:span text:style-name="T35">.getExternalStorageDirectory().</text:span><text:span text:style-name="T4">getAbsolutePath, es la ruta de destino</text:span></text:p>
        <text:p text:style-name="P6"/>
        <text:p text:style-name="P6"><text:span text:style-name="T4">BORRAR ENVIAR EMAIL, WHATSAAP, DRIVE</text:span></text:p>
        <text:p text:style-name="P6"/>
        <text:p text:style-name="P6"><text:span text:style-name="T4">final AlertDialog.Builder builder = new AlertDialog.Builder(getActivity());</text:span></text:p>
        <text:p text:style-name="P6"><text:span text:style-name="T4"> </text:span><text:s text:c="7"/><text:span text:style-name="T4">builder.setIcon(android.R.drawable.ic_dialog_alert)</text:span></text:p>
        <text:p text:style-name="P6"><text:span text:style-name="T4"> </text:span><text:s text:c="15"/><text:span text:style-name="T4">.setTitle("Envio/Borrado de notas")</text:span></text:p>
        <text:p text:style-name="P6"><text:span text:style-name="T4"> </text:span><text:s text:c="15"/><text:span text:style-name="T4">.setMultiChoiceItems(campos, clickedItems, new DialogInterface.OnMultiChoiceClickListener() {</text:span></text:p>
        <text:p text:style-name="P6"><text:span text:style-name="T4"> </text:span><text:s text:c="19"/><text:span text:style-name="T4">@Override</text:span></text:p>
        <text:p text:style-name="P6"><text:span text:style-name="T4"> </text:span><text:s text:c="19"/><text:span text:style-name="T4">public void onClick(DialogInterface dialog, int which, boolean isChecked) {</text:span></text:p>
        <text:p text:style-name="P6"><text:span text:style-name="T4"> </text:span><text:s text:c="23"/><text:span text:style-name="T4">if (isChecked){</text:span></text:p>
        <text:p text:style-name="P6"><text:span text:style-name="T4"> </text:span><text:s text:c="27"/><text:span text:style-name="T4">_dialog.dismiss();</text:span></text:p>
        <text:p text:style-name="P6"><text:span text:style-name="T4"> </text:span><text:s text:c="27"/><text:span text:style-name="T4">switch (which) {</text:span></text:p>
        <text:p text:style-name="P6"><text:span text:style-name="T4"> </text:span><text:s text:c="31"/><text:span text:style-name="T4">case 0:</text:span></text:p>
        <text:p text:style-name="P6"><text:span text:style-name="T4"> </text:span><text:s text:c="35"/><text:span text:style-name="T4">builder.setIcon(android.R.drawable.ic_delete)</text:span></text:p>
        <text:p text:style-name="P6"><text:span text:style-name="T4"> </text:span><text:s text:c="43"/><text:span text:style-name="T4">.setTitle(R.string.titleborrar)</text:span></text:p>
        <text:p text:style-name="P6"><text:span text:style-name="T4"> </text:span><text:s text:c="43"/><text:span text:style-name="T4">.setItems(null, null)</text:span></text:p>
        <text:p text:style-name="P6"><text:span text:style-name="T4"> </text:span><text:s text:c="43"/><text:span text:style-name="T4">.setPositiveButton("Ok", new DialogInterface.OnClickListener() {</text:span></text:p>
        <text:p text:style-name="P6"><text:span text:style-name="T4"> </text:span><text:s text:c="47"/><text:span text:style-name="T4">@Override</text:span></text:p>
        <text:p text:style-name="P6"><text:span text:style-name="T4"> </text:span><text:s text:c="47"/><text:span text:style-name="T4">public void onClick(DialogInterface dialog, int which) {</text:span></text:p>
        <text:p text:style-name="P6"><text:span text:style-name="T4"> </text:span><text:s text:c="51"/><text:span text:style-name="T4">if (notasDbHelper.delete(nota.get_id()) &gt; 0) {</text:span></text:p>
        <text:p text:style-name="P6"><text:span text:style-name="T4"> </text:span><text:s text:c="55"/><text:span text:style-name="T4">Snackbar.make(getView(), "La nota ha sido eliminada", Snackbar.LENGTH_SHORT)</text:span></text:p>
        <text:p text:style-name="P6"><text:span text:style-name="T4"> </text:span><text:s text:c="63"/><text:span text:style-name="T4">.setAction("Action", null).show();</text:span></text:p>
        <text:p text:style-name="P6"><text:span text:style-name="T4"> </text:span><text:s text:c="55"/><text:span text:style-name="T4">upload();</text:span></text:p>
        <text:p text:style-name="P6"><text:span text:style-name="T4"> </text:span><text:s text:c="55"/><text:span text:style-name="T4">Firebase.removeId(nota.get_id());</text:span></text:p>
        <text:p text:style-name="P6"><text:span text:style-name="T4"> </text:span><text:s text:c="51"/><text:span text:style-name="T4">}</text:span></text:p>
        <text:p text:style-name="P6"><text:span text:style-name="T4"> </text:span><text:s text:c="47"/><text:span text:style-name="T4">}</text:span></text:p>
        <text:p text:style-name="P6"><text:span text:style-name="T4"> </text:span><text:s text:c="43"/><text:span text:style-name="T4">})</text:span></text:p>
        <text:p text:style-name="P6"><text:span text:style-name="T4"> </text:span><text:s text:c="43"/><text:span text:style-name="T4">.setNegativeButton("Cancel", null)</text:span></text:p>
        <text:p text:style-name="P6"><text:span text:style-name="T4"> </text:span><text:s text:c="43"/><text:span text:style-name="T4">.show();</text:span></text:p>
        <text:p text:style-name="P6"><text:span text:style-name="T4"> </text:span><text:s text:c="35"/><text:span text:style-name="T4">break;</text:span></text:p>
        <text:p text:style-name="P6"><text:span text:style-name="T4"> </text:span><text:s text:c="31"/><text:span text:style-name="T4">case 1:</text:span></text:p>
        <text:p text:style-name="P6"><text:span text:style-name="T4"> </text:span><text:s text:c="35"/><text:span text:style-name="T4">Intent intentE = new Intent(Intent.ACTION_SEND);</text:span></text:p>
        <text:p text:style-name="P6"><text:span text:style-name="T4"> </text:span><text:s text:c="35"/><text:span text:style-name="T4">intentE.setType("text/plain");</text:span></text:p>
        <text:p text:style-name="P6"><text:span text:style-name="T4"> </text:span><text:s text:c="35"/><text:span text:style-name="T4">intentE.putExtra(Intent.EXTRA_EMAIL, new String[]{email_id}); // recipients</text:span></text:p>
        <text:p text:style-name="P6"><text:span text:style-name="T4"> </text:span><text:s text:c="35"/><text:span text:style-name="T4">intentE.putExtra(Intent.EXTRA_SUBJECT, "MisNotasCloud - " + nota.getTitulo());</text:span></text:p>
        <text:p text:style-name="P6"><text:span text:style-name="T4"> </text:span><text:s text:c="35"/><text:span text:style-name="T4">intentE.putExtra(Intent.EXTRA_TEXT, "\n" + nota.getTitulo() + "\n\n" + nota.getContenido());</text:span></text:p>
        <text:p text:style-name="P6"><text:span text:style-name="T4"> </text:span><text:s text:c="35"/><text:span text:style-name="T4">//Ver si el dispositivo tiene alguna aplicacion de envio</text:span></text:p>
        <text:p text:style-name="P6"><text:span text:style-name="T4"> </text:span><text:s text:c="35"/><text:span text:style-name="T4">List&lt;ResolveInfo&gt; activities = getContext().getPackageManager().queryIntentActivities(intentE, PackageManager.MATCH_DEFAULT_ONLY);</text:span></text:p>
        <text:p text:style-name="P6"><text:span text:style-name="T4"> </text:span><text:s text:c="35"/><text:span text:style-name="T4">if (activities.size() &gt; 0) {</text:span></text:p>
        <text:p text:style-name="P6"><text:span text:style-name="T4"> </text:span><text:s text:c="39"/><text:span text:style-name="T4">startActivity(Intent.createChooser(intentE,"Enviar mediante:"));</text:span></text:p>
        <text:p text:style-name="P6"><text:span text:style-name="T4"> </text:span><text:s text:c="35"/><text:span text:style-name="T4">} else {</text:span></text:p>
        <text:p text:style-name="P6"><text:span text:style-name="T4"> </text:span><text:s text:c="39"/><text:span text:style-name="T4">Snackbar.make(getView(), "Debes tener una app, de envio de datos, en tu dispositivo", Snackbar.LENGTH_LONG)</text:span></text:p>
        <text:p text:style-name="P6"><text:span text:style-name="T4"> </text:span><text:s text:c="47"/><text:span text:style-name="T4">.setAction("Action", null).show();</text:span></text:p>
        <text:p text:style-name="P6"><text:span text:style-name="T4"> </text:span><text:s text:c="35"/><text:span text:style-name="T4">}</text:span></text:p>
        <text:p text:style-name="P6"><text:span text:style-name="T4"> </text:span><text:s text:c="35"/><text:span text:style-name="T4">break;</text:span></text:p>
        <text:p text:style-name="P6"><text:span text:style-name="T4"> </text:span><text:s text:c="27"/><text:span text:style-name="T4">}</text:span></text:p>
        <text:p text:style-name="P6"><text:span text:style-name="T4"> </text:span><text:s text:c="23"/><text:span text:style-name="T4">}</text:span></text:p>
        <text:p text:style-name="P6"><text:span text:style-name="T4"> </text:span><text:s text:c="19"/><text:span text:style-name="T4">}</text:span></text:p>
        <text:p text:style-name="P6"><text:span text:style-name="T4"> </text:span><text:s text:c="15"/><text:span text:style-name="T4">})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Tahoma" svg:font-family="Tahoma"/>
    <style:font-face style:name="Courier New" svg:font-family="Courier New" style:font-family-generic="modern"/>
    <style:font-face style:name="MS PGothic" svg:font-family="MS PGothic" style:font-family-generic="modern"/>
    <style:font-face style:name="Andale Sans UI" svg:font-family="Andale Sans UI"/>
  </office:font-face-decls>
  <office:styles>
    <style:default-style style:family="paragraph">
      <style:paragraph-properties fo:text-align="start" style:tab-stop-distance="1.245cm"/>
      <style:text-properties fo:hyphenate="false" style:font-name="Times New Roman" fo:font-size="12pt" fo:language="de" fo:country="de" style:font-name-asian="Andale Sans UI" style:font-size-asian="12pt" style:language-asian="ja" style:country-asian="jp" style:font-name-complex="Tahoma" style:font-size-complex="12pt" style:language-complex="fa" style:country-complex="ir" style:use-window-font-color="true" style:letter-kerning="true"/>
    </style:default-style>
    <style:default-style style:family="text">
      <style:text-properties style:font-name="Times New Roman" fo:font-size="12pt" fo:language="de" fo:country="de" style:font-name-asian="Andale Sans UI" style:font-size-asian="12pt" style:language-asian="ja" style:country-asian="jp" style:font-name-complex="Tahoma" style:font-size-complex="12pt" style:language-complex="fa" style:country-complex="ir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5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text:number-lines="false"/>
      <style:text-properties fo:hyphenate="false" fo:hyphenation-remain-char-count="2" fo:hyphenation-push-char-count="2" style:font-name="Times New Roman" fo:font-size="12pt" fo:font-weight="normal" fo:font-style="normal" fo:language="de" fo:country="de" style:font-name-asian="Andale Sans UI" style:font-size-asian="12pt" style:font-weight-asian="normal" style:font-style-asian="normal" style:language-asian="ja" style:country-asian="jp" style:font-name-complex="Tahoma" style:font-size-complex="12pt" style:font-weight-complex="normal" style:font-style-complex="normal" style:language-complex="fa" style:country-complex="ir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106cm" style:tab-stop-distance="1.249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fo:language="es" fo:country="es" style:font-name-asian="SimSun" style:font-size-asian="18pt" style:font-weight-asian="bold" style:language-asian="none" style:country-asian="none" style:font-name-complex="Arial" style:font-size-complex="18pt" style:font-weight-complex="bold" style:language-complex="none" style:country-complex="none"/>
    </style:style>
    <style:style style:name="Título_20_2" style:display-name="Título 2" style:family="paragraph" style:parent-style-name="Título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  <style:text-properties fo:hyphenate="false" fo:hyphenation-remain-char-count="2" fo:hyphenation-push-char-count="2" fo:language="none" fo:country="none" style:language-asian="none" style:country-asian="none" style:language-complex="none" style:country-complex="non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fo:hyphenate="false" fo:hyphenation-remain-char-count="2" fo:hyphenation-push-char-count="2"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>
      <style:paragraph-properties fo:margin-top="0.000cm" fo:margin-bottom="0.212cm" text:number-lines="true"/>
      <style:text-properties fo:hyphenate="false" fo:hyphenation-remain-char-count="2" fo:hyphenation-push-char-count="2"/>
    </style:style>
    <style:style style:name="Lista" style:display-name="Lista" style:family="paragraph" style:parent-style-name="Text_20_body">
      <style:paragraph-properties text:number-lines="true"/>
      <style:text-properties fo:hyphenate="false" fo:hyphenation-remain-char-count="2" fo:hyphenation-push-char-count="2" style:font-name-complex="Tahoma"/>
    </style:style>
    <style:style style:name="Descripción" style:display-name="Descripción" style:family="paragraph" style:parent-style-name="Standard">
      <style:paragraph-properties fo:margin-top="0.212cm" fo:margin-bottom="0.212cm" text:number-lines="true"/>
      <style:text-properties fo:hyphenate="false" fo:hyphenation-remain-char-count="2" fo:hyphenation-push-char-count="2" fo:font-size="12pt" fo:font-style="italic" style:font-size-asian="12pt" style:font-style-asian="italic" style:font-name-complex="Tahoma" style:font-size-complex="12pt" style:font-style-complex="italic"/>
    </style:style>
    <style:style style:name="Index" style:display-name="Index" style:family="paragraph" style:parent-style-name="Standard">
      <style:paragraph-properties text:number-lines="true"/>
      <style:text-properties fo:hyphenate="false" fo:hyphenation-remain-char-count="2" fo:hyphenation-push-char-count="2" style:font-name-complex="Tahoma"/>
    </style:style>
    <style:style style:name="Preformatted_20_Text" style:display-name="Preformatted Text" style:family="paragraph" style:parent-style-name="Standard">
      <style:paragraph-properties fo:margin-top="0.000cm" fo:margin-bottom="0.000cm" text:number-lines="true"/>
      <style:text-properties fo:hyphenate="false" fo:hyphenation-remain-char-count="2" fo:hyphenation-push-char-count="2" style:font-name="Courier New" fo:font-size="10pt" style:font-name-asian="MS PGothic" style:font-size-asian="10pt" style:font-name-complex="Courier New" style:font-size-complex="10pt"/>
    </style:style>
    <style:style style:name="Normal" style:display-name="Normal" style:family="text">
      <style:text-properties style:font-name="Times New Roman" fo:font-size="12pt" fo:language="de" fo:country="de" style:font-name-asian="Andale Sans UI" style:font-size-asian="12pt" style:language-asian="ja" style:country-asian="jp" style:font-name-complex="Tahoma" style:font-size-complex="12pt" style:language-complex="fa" style:country-complex="ir" style:use-window-font-color="true" style:letter-kerning="tru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1cm" fo:page-height="29.702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09-04-16T11:32:02</meta:creation-date>
    <dc:date>2020-06-24T10:16:17</dc:date>
    <meta:print-date>1970-01-01T00:00:00</meta:print-date>
  </office:meta>
</office:document-meta>
</file>